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in Modern Mono Caps" svg:font-family="'Latin Modern Mono Ca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b2797"/>
    </style:style>
    <style:style style:name="P2" style:family="paragraph" style:parent-style-name="Standard">
      <style:text-properties officeooo:paragraph-rsid="001f7485"/>
    </style:style>
    <style:style style:name="P3" style:family="paragraph" style:parent-style-name="Standard">
      <style:text-properties officeooo:paragraph-rsid="002501ee"/>
    </style:style>
    <style:style style:name="T1" style:family="text">
      <style:text-properties officeooo:rsid="001b2797"/>
    </style:style>
    <style:style style:name="T2" style:family="text">
      <style:text-properties officeooo:rsid="001cc8cd"/>
    </style:style>
    <style:style style:name="T3" style:family="text">
      <style:text-properties style:font-name="Latin Modern Mono Caps" fo:font-size="15pt" officeooo:rsid="001cc8cd" style:font-size-asian="15pt" style:font-size-complex="15pt"/>
    </style:style>
    <style:style style:name="T4" style:family="text">
      <style:text-properties style:font-name="Liberation Serif" officeooo:rsid="001cc8cd"/>
    </style:style>
    <style:style style:name="T5" style:family="text">
      <style:text-properties style:font-name="Liberation Serif" fo:font-size="12pt" style:font-size-asian="12pt" style:font-size-complex="12pt"/>
    </style:style>
    <style:style style:name="T6" style:family="text">
      <style:text-properties style:font-name="Liberation Serif" fo:font-size="13pt" fo:font-weight="bold" style:font-size-asian="13pt" style:font-weight-asian="bold" style:font-size-complex="13pt" style:font-weight-complex="bold"/>
    </style:style>
    <style:style style:name="T7" style:family="text">
      <style:text-properties officeooo:rsid="001e786f"/>
    </style:style>
    <style:style style:name="T8" style:family="text">
      <style:text-properties officeooo:rsid="001e8eae"/>
    </style:style>
    <style:style style:name="T9" style:family="text">
      <style:text-properties officeooo:rsid="001f7485"/>
    </style:style>
    <style:style style:name="T10" style:family="text">
      <style:text-properties fo:font-variant="normal" fo:text-transform="none" fo:color="#000000" style:font-name="Liberation Serif" fo:font-size="12pt" fo:letter-spacing="normal" fo:font-style="normal" fo:font-weight="normal"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20e5a2" style:font-size-asian="12pt" style:font-size-complex="12pt"/>
    </style:style>
    <style:style style:name="T12" style:family="text">
      <style:text-properties fo:font-variant="normal" fo:text-transform="none" fo:color="#008080" style:font-name="Liberation Serif" fo:font-size="12pt" fo:letter-spacing="normal" fo:font-style="normal" fo:font-weight="normal" style:font-size-asian="12pt" style:font-size-complex="12pt"/>
    </style:style>
    <style:style style:name="T13" style:family="text">
      <style:text-properties fo:font-variant="normal" fo:text-transform="none" fo:color="#008080" style:font-name="Liberation Serif" fo:font-size="12pt" fo:letter-spacing="normal" fo:font-style="normal" fo:font-weight="normal" officeooo:rsid="0020e5a2" style:font-size-asian="12pt" style:font-size-complex="12pt"/>
    </style:style>
    <style:style style:name="T14" style:family="text">
      <style:text-properties fo:color="#c5000b"/>
    </style:style>
    <style:style style:name="T15" style:family="text">
      <style:text-properties fo:color="#c5000b"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officeooo:rsid="001cc8cd" style:font-weight-asian="bold" style:font-weight-complex="bold"/>
    </style:style>
    <style:style style:name="T18" style:family="text">
      <style:text-properties fo:font-weight="bold" officeooo:rsid="001f7485" style:font-weight-asian="bold" style:font-weight-complex="bold"/>
    </style:style>
    <style:style style:name="T19" style:family="text">
      <style:text-properties fo:font-weight="bold" officeooo:rsid="001f7485" fo:background-color="#ffffff" loext:char-shading-value="0" style:font-weight-asian="bold" style:font-weight-complex="bold"/>
    </style:style>
    <style:style style:name="T20" style:family="text">
      <style:text-properties fo:color="#663300" fo:font-weight="bold" officeooo:rsid="001cc8cd"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officeooo:rsid="001e786f" style:font-style-asian="italic" style:font-style-complex="italic"/>
    </style:style>
    <style:style style:name="T23" style:family="text">
      <style:text-properties fo:font-style="italic" officeooo:rsid="0020e5a2" style:font-style-asian="italic" style:font-style-complex="italic"/>
    </style:style>
    <style:style style:name="T24" style:family="text">
      <style:text-properties fo:font-style="italic" officeooo:rsid="0021de5d" style:font-style-asian="italic" style:font-style-complex="italic"/>
    </style:style>
    <style:style style:name="T25" style:family="text">
      <style:text-properties fo:font-style="italic" officeooo:rsid="001f7485" style:font-style-asian="italic" style:font-style-complex="italic"/>
    </style:style>
    <style:style style:name="T26" style:family="text">
      <style:text-properties fo:color="#008000" fo:font-size="14pt" style:font-size-asian="14pt" style:font-size-complex="14pt"/>
    </style:style>
    <style:style style:name="T27" style:family="text">
      <style:text-properties officeooo:rsid="002501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ear <text:span text:style-name="T1">all</text:span>,</text:p>
      <text:p text:style-name="P1"><text:s text:c="3"/>  <text:s text:c="3"/></text:p>
      <text:p text:style-name="P1"><text:s text:c="7"/>The following are the <text:span text:style-name="T15">rules</text:span> of the tournament. Please pay attention to this.   <text:s/></text:p>
      <text:p text:style-name="P1"><text:s text:c="3"/></text:p>
      <text:p text:style-name="P1"><text:s text:c="8"/><text:span text:style-name="T2">This year’s tournament will proceed in a </text:span><text:span text:style-name="T20">round robin fashion</text:span><text:span text:style-name="T2">. And the objective will be to collect as much </text:span><text:span text:style-name="T3">wins</text:span><text:span text:style-name="T4"> </text:span><text:span text:style-name="T2">as possible by a team. The top two teams based on their number of </text:span><text:span text:style-name="T3">wins</text:span><text:span text:style-name="T2"> will be declared the winners of this edition. We will explain the tie breaking procedure also.</text:span></text:p>
      <text:p text:style-name="P1"/>
      <text:p text:style-name="P1"><text:s text:c="7"/>Each day there will be two captains engaging in a <text:span text:style-name="T16">Battle Royale</text:span> against each other.  <text:s/><text:span text:style-name="T2">There would be a total of 10 </text:span><text:span text:style-name="T17">Battle Royales</text:span><text:span text:style-name="T2"> throughout the tournament.</text:span> </text:p>
      <text:p text:style-name="P1"/>
      <text:p text:style-name="P1"><text:s/>  <text:s text:c="4"/>A <text:span text:style-name="T16">Battle Royale</text:span> will consist of <text:span text:style-name="T2">a total of </text:span>7 <text:span text:style-name="T21">Playing Formats</text:span>. <text:span text:style-name="T7">Each day all these 7 </text:span><text:span text:style-name="T22">Playing Formats</text:span><text:span text:style-name="T7"> will be played. We list the </text:span><text:span text:style-name="T22">Playing Formats</text:span><text:span text:style-name="T7"> based on their types as follows</text:span> -  <text:s text:c="3"/></text:p>
      <text:p text:style-name="P1"><text:s text:c="9"/>i. <text:span text:style-name="T27">1</text:span> <text:span text:style-name="T27">Captain</text:span>’s Single</text:p>
      <text:p text:style-name="P1"><text:s text:c="8"/><text:span text:style-name="T27">ii. 1 Non-Captain’s Single</text:span></text:p>
      <text:p text:style-name="Standard"><text:s text:c="7"/><text:span text:style-name="T27">i</text:span>ii. 2 Men’s Doubles</text:p>
      <text:p text:style-name="P1"><text:s text:c="7"/>i<text:span text:style-name="T27">v</text:span>. 1 Mixed Double </text:p>
      <text:p text:style-name="P1"><text:s text:c="8"/>v. 1 Women’s Single </text:p>
      <text:p text:style-name="P1"><text:s text:c="7"/><text:span text:style-name="T27">vi</text:span>. 1 Women’s Double </text:p>
      <text:p text:style-name="P1"><text:s text:c="3"/></text:p>
      <text:p text:style-name="P1"><text:s text:c="4"/>One <text:span text:style-name="T21">Playing Format</text:span> consists of a set of maximum 3, minimum 2, games of 21 points. Each game would be played according to the <text:span text:style-name="T14">BWF rules</text:span>.   <text:s text:c="4"/></text:p>
      <text:p text:style-name="P1"><text:s text:c="3"/></text:p>
      <text:p text:style-name="P1"><text:s text:c="4"/>Each <text:span text:style-name="T23">P</text:span><text:span text:style-name="T21">laying </text:span><text:span text:style-name="T23">F</text:span><text:span text:style-name="T21">ormat</text:span> will be decided by a <text:span text:style-name="T6">random coin toss</text:span> between the two captains. <text:span text:style-name="T8">Therefore, most 6 random tosses will be done in a day.</text:span></text:p>
      <text:p text:style-name="P1"/>
      <text:p text:style-name="P3"><text:s text:c="3"/>The captains will decide their teams and <text:span text:style-name="T16">secretively name the team</text:span> who will engage <text:span text:style-name="T1">with</text:span> each other in the <text:span text:style-name="T24">P</text:span><text:span text:style-name="T21">laying </text:span><text:span text:style-name="T24">F</text:span><text:span text:style-name="T21">ormat</text:span>. Their names will be disclosed to the audience first, by the <text:span text:style-name="T16">umpire</text:span> presiding <text:span text:style-name="T2">over </text:span>the match and then the <text:span text:style-name="T24">P</text:span><text:span text:style-name="T21">laying </text:span><text:span text:style-name="T24">F</text:span><text:span text:style-name="T21">ormat</text:span> will be on its way.   <text:span text:style-name="T27">This rule is obviously not for the Captain’s Single match, where it is a mano a mano between the two leads.</text:span></text:p>
      <text:p text:style-name="P1"/>
      <text:p text:style-name="P1"><text:s text:c="2"/>For each <text:span text:style-name="T24">P</text:span><text:span text:style-name="T21">laying </text:span><text:span text:style-name="T24">F</text:span><text:span text:style-name="T21">ormat</text:span>, the team that <text:span text:style-name="T2">triumphs</text:span> will be allotted 1 <text:span text:style-name="T26">point</text:span>.    </text:p>
      <text:p text:style-name="P1"><text:s text:c="2"/>If any team wins <text:span text:style-name="T9">more than 3</text:span> <text:span text:style-name="T26">points</text:span> they will be declared the victor of the battle royale, <text:span text:style-name="T2">and they gain 1 </text:span><text:span text:style-name="T3">win</text:span>. <text:span text:style-name="T9"><text:line-break/> <text:s/></text:span><text:span text:style-name="T19">Important Note</text:span><text:span text:style-name="T9"> : The total points earned by a team through out the tournament will become a factor to break ties.</text:span></text:p>
      <text:p text:style-name="P1"/>
      <text:p text:style-name="P2"><text:span text:style-name="T18">Constraints</text:span><text:span text:style-name="T9"> to each team :</text:span></text:p>
      <text:p text:style-name="P3"><text:s text:c="2"/><text:span text:style-name="T9">i. Each women player can play at most 3 </text:span><text:span text:style-name="T25">Playing Formats</text:span><text:span text:style-name="T9">.<text:line-break/> ii. Each men player apart from the captain can play at most 2 </text:span><text:span text:style-name="T25">Playing Formats</text:span><text:span text:style-name="T9">.</text:span> <text:span text:style-name="T27"><text:s/>The captains are allowed to play a maximum of 3 </text:span><text:span text:style-name="T25">Playing Formats.</text:span><text:line-break/><text:span text:style-name="T9">iii. For each </text:span><text:span text:style-name="T18">type </text:span><text:span text:style-name="T9">of </text:span><text:span text:style-name="T25">Playing Format</text:span><text:span text:style-name="T9">, there cannot be a team which is repeated. <text:line-break/> <text:s text:c="6"/>For example :<text:line-break/> <text:s text:c="9"/>The same team playing in one of the Men’s Doubles cannot play the other Men’s Doubles.<text:line-break/><text:line-break/>We will entertain further queries only from the captains and the captains are supposed to clarify doubts to their respective teammates which will be decided by the auction. The captains are also supposed to take care of explaining the rules of a badminton game to their players who are really new to the game, like for example, the serve faults, the line rules, etc.<text:line-break/><text:line-break/></text:span><text:soft-page-break/><text:span text:style-name="T10">Hope to see you all in what promises to be a thriller of a </text:span><text:span text:style-name="T11">tournament!!!</text:span><text:span text:style-name="T5"><text:line-break/><text:line-break/></text:span><text:span text:style-name="T10">Thanks,</text:span><text:span text:style-name="T5"><text:line-break/></text:span><text:span text:style-name="T10">Organising Committee (</text:span><text:span text:style-name="T12">Badminton Tournament - 4th edition , </text:span><text:span text:style-name="T13">2020</text:span><text:span text:style-name="T10">)</text:span><text:span text:style-name="T5"><text:line-break/></text:span><text:span text:style-name="T10">Ramit</text:span><text:span text:style-name="T5"><text:line-break/></text:span><text:span text:style-name="T10">Amit Kum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atin Modern Mono Caps" svg:font-family="'Latin Modern Mono Ca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1T14:57:00.758969095</meta:creation-date>
    <dc:date>2020-01-03T14:48:41.892613372</dc:date>
    <meta:editing-duration>PT28M46S</meta:editing-duration>
    <meta:editing-cycles>3</meta:editing-cycles>
    <meta:generator>LibreOffice/6.1.5.2$Linux_X86_64 LibreOffice_project/10$Build-2</meta:generator>
    <meta:document-statistic meta:table-count="0" meta:image-count="0" meta:object-count="0" meta:page-count="2" meta:paragraph-count="22" meta:word-count="497" meta:character-count="2856" meta:non-whitespace-character-count="2214"/>
  </office:meta>
</office:document-meta>
</file>